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  <style:text-properties style:font-name="Georgia" officeooo:rsid="0009ecd1" officeooo:paragraph-rsid="0009ecd1"/>
    </style:style>
    <style:style style:name="P2" style:family="paragraph" style:parent-style-name="Standard" style:master-page-name="Standard">
      <style:paragraph-properties fo:margin-top="0in" fo:margin-bottom="0in" style:contextual-spacing="false" style:page-number="auto"/>
      <style:text-properties style:font-name="Georgia" officeooo:rsid="0009ecd1" officeooo:paragraph-rsid="0009ecd1"/>
    </style:style>
    <style:style style:name="T1" style:family="text">
      <style:text-properties style:text-position="super 58%"/>
    </style:style>
    <style:style style:name="T2" style:family="text">
      <style:text-properties officeooo:rsid="000a5bea"/>
    </style:style>
    <style:style style:name="T3" style:family="text">
      <style:text-properties officeooo:rsid="000b6e4f"/>
    </style:style>
    <style:style style:name="T4" style:family="text">
      <style:text-properties officeooo:rsid="000e2f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y <text:span text:style-name="T4">4</text:span><text:span text:style-name="T1">rd</text:span>, 2015</text:p>
      <text:p text:style-name="P1"/>
      <text:p text:style-name="P1"><text:tab/>Didn't care for much of anything today. School was a terrible complete drag. Most terrible. <text:span text:style-name="T2">I swear math is the worst subject in the whole world. Whatever. Can't wait till next year when I can graduate and get out of it all. I'll be on my own finally. Yes that will be an amazing thing to happen.</text:span></text:p>
      <text:p text:style-name="P1"><text:tab/><text:span text:style-name="T3">Speaking of next school year, it's a month away for this school year to be over. Can't believe I'll be a senior next year. Talk about good times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Mangal1" style:font-family-complex="Mangal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 style:font-family-complex="Mang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16:39:00</meta:creation-date>
    <meta:initial-creator>kyle</meta:initial-creator>
    <dc:language>en-US</dc:language>
    <dc:creator>Kyle Eggleston</dc:creator>
    <dc:date>2015-05-30T22:23:37.074095339</dc:date>
    <meta:editing-cycles>9</meta:editing-cycles>
    <meta:editing-duration>PT2M8S</meta:editing-duration>
    <meta:generator>LibreOffice/4.2.8.2$Linux_X86_64 LibreOffice_project/420m0$Build-2</meta:generator>
    <meta:document-statistic meta:table-count="0" meta:image-count="0" meta:object-count="0" meta:page-count="1" meta:paragraph-count="3" meta:word-count="88" meta:character-count="456" meta:non-whitespace-character-count="369"/>
    <meta:template xlink:type="simple" xlink:actuate="onRequest" xlink:title="Normal.dotm" xlink:href=""/>
  </office:meta>
</office:document-meta>
</file>